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0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13º SIMULADO OAB 2012.2 REALIZADO EM </text:span></text:p>
      <text:p text:style-name="P1"><text:span text:style-name="T1">09 DE NOVEMBRO DE 2012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5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5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text:bookmark text:name="_GoBack"/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13º</text:span><text:span text:style-name="MT3"> Simulado OAB – novembro/2012</text:span></text:p>
        <text:p text:style-name="MP7"><text:span text:style-name="MT4">Praia de Botafogo, 190, 9º andar, sala 918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86</meta:editing-cycles>
    <meta:print-date>2012-08-06T15:51:00</meta:print-date>
    <meta:creation-date>2012-05-02T18:59:00</meta:creation-date>
    <dc:date>2012-11-12T17:36:00</dc:date>
    <meta:editing-duration>PT1H35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66" meta:non-whitespace-character-count="592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